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6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Etape</text:p>
          </table:table-cell>
          <table:table-cell office:value-type="string">
            <text:p>IPS</text:p>
          </table:table-cell>
          <table:table-cell office:value-type="string">
            <text:p>IPD</text:p>
          </table:table-cell>
          <table:table-cell office:value-type="string">
            <text:p>PS</text:p>
          </table:table-cell>
          <table:table-cell office:value-type="string">
            <text:p>PD</text:p>
          </table:table-cell>
          <table:table-cell/>
          <table:table-cell office:value-type="string">
            <text:p>IPS</text:p>
          </table:table-cell>
          <table:table-cell office:value-type="string">
            <text:p>IPD</text:p>
          </table:table-cell>
          <table:table-cell office:value-type="string">
            <text:p>PS</text:p>
          </table:table-cell>
          <table:table-cell office:value-type="string">
            <text:p>P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0.9.21.100</text:p>
          </table:table-cell>
          <table:table-cell office:value-type="string">
            <text:p>200.9.23.102</text:p>
          </table:table-cell>
          <table:table-cell table:style-name="ce1" office:value-type="float" office:value="1026">
            <text:p>1026</text:p>
          </table:table-cell>
          <table:table-cell office:value-type="float" office:value="80">
            <text:p>80</text:p>
          </table:table-cell>
          <table:table-cell office:value-type="string">
            <text:p>&gt;&gt;&gt;</text:p>
          </table:table-cell>
          <table:table-cell office:value-type="string">
            <text:p>200.9.21.100</text:p>
          </table:table-cell>
          <table:table-cell office:value-type="string">
            <text:p>200.9.23.102</text:p>
          </table:table-cell>
          <table:table-cell table:style-name="ce1" office:value-type="float" office:value="1026">
            <text:p>102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0.9.23.102</text:p>
          </table:table-cell>
          <table:table-cell office:value-type="string">
            <text:p>200.9.21.100</text:p>
          </table:table-cell>
          <table:table-cell office:value-type="float" office:value="80">
            <text:p>80</text:p>
          </table:table-cell>
          <table:table-cell table:style-name="ce1" office:value-type="float" office:value="1026">
            <text:p>1026</text:p>
          </table:table-cell>
          <table:table-cell office:value-type="string">
            <text:p>&lt;&lt;&lt;</text:p>
          </table:table-cell>
          <table:table-cell office:value-type="string">
            <text:p>200.9.23.102</text:p>
          </table:table-cell>
          <table:table-cell office:value-type="string">
            <text:p>200.9.21.100</text:p>
          </table:table-cell>
          <table:table-cell office:value-type="float" office:value="80">
            <text:p>80</text:p>
          </table:table-cell>
          <table:table-cell table:style-name="ce1" office:value-type="float" office:value="1026">
            <text:p>10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0.9.21.100</text:p>
          </table:table-cell>
          <table:table-cell office:value-type="string">
            <text:p>200.9.23.102</text:p>
          </table:table-cell>
          <table:table-cell table:style-name="ce1" office:value-type="float" office:value="1026">
            <text:p>1026</text:p>
          </table:table-cell>
          <table:table-cell office:value-type="float" office:value="80">
            <text:p>80</text:p>
          </table:table-cell>
          <table:table-cell office:value-type="string">
            <text:p>&gt;&gt;&gt;</text:p>
          </table:table-cell>
          <table:table-cell office:value-type="string">
            <text:p>200.9.21.100</text:p>
          </table:table-cell>
          <table:table-cell office:value-type="string">
            <text:p>200.9.23.102</text:p>
          </table:table-cell>
          <table:table-cell table:style-name="ce1" office:value-type="float" office:value="1026">
            <text:p>102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0.9.23.102</text:p>
          </table:table-cell>
          <table:table-cell office:value-type="string">
            <text:p>200.9.21.100</text:p>
          </table:table-cell>
          <table:table-cell office:value-type="float" office:value="80">
            <text:p>80</text:p>
          </table:table-cell>
          <table:table-cell table:style-name="ce1" office:value-type="float" office:value="1026">
            <text:p>1026</text:p>
          </table:table-cell>
          <table:table-cell office:value-type="string">
            <text:p>&lt;&lt;&lt;</text:p>
          </table:table-cell>
          <table:table-cell office:value-type="string">
            <text:p>200.9.23.102</text:p>
          </table:table-cell>
          <table:table-cell office:value-type="string">
            <text:p>200.9.21.100</text:p>
          </table:table-cell>
          <table:table-cell office:value-type="float" office:value="80">
            <text:p>80</text:p>
          </table:table-cell>
          <table:table-cell table:style-name="ce1" office:value-type="float" office:value="1026">
            <text:p>10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0.9.21.100</text:p>
          </table:table-cell>
          <table:table-cell office:value-type="string">
            <text:p>200.9.23.102</text:p>
          </table:table-cell>
          <table:table-cell table:style-name="ce1" office:value-type="float" office:value="1026">
            <text:p>1026</text:p>
          </table:table-cell>
          <table:table-cell office:value-type="float" office:value="80">
            <text:p>80</text:p>
          </table:table-cell>
          <table:table-cell office:value-type="string">
            <text:p>&gt;&gt;&gt;</text:p>
          </table:table-cell>
          <table:table-cell office:value-type="string">
            <text:p>204.15.87.2</text:p>
          </table:table-cell>
          <table:table-cell office:value-type="string">
            <text:p>200.9.23.102</text:p>
          </table:table-cell>
          <table:table-cell table:style-name="ce1" office:value-type="float" office:value="1026">
            <text:p>102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0.9.23.102</text:p>
          </table:table-cell>
          <table:table-cell office:value-type="string">
            <text:p>204.15.87.2 <text:s text:c="6"/>200.9.21.100 </text:p>
          </table:table-cell>
          <table:table-cell office:value-type="float" office:value="80">
            <text:p>80</text:p>
          </table:table-cell>
          <table:table-cell table:style-name="ce1" office:value-type="float" office:value="1026">
            <text:p>1026</text:p>
          </table:table-cell>
          <table:table-cell office:value-type="string">
            <text:p>&lt;&lt;&lt;</text:p>
          </table:table-cell>
          <table:table-cell office:value-type="string">
            <text:p>200.9.23.102</text:p>
          </table:table-cell>
          <table:table-cell office:value-type="string">
            <text:p>200.9.21.100</text:p>
          </table:table-cell>
          <table:table-cell office:value-type="float" office:value="80">
            <text:p>80</text:p>
          </table:table-cell>
          <table:table-cell table:style-name="ce1" office:value-type="float" office:value="1026">
            <text:p>102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0.9.21.100</text:p>
          </table:table-cell>
          <table:table-cell office:value-type="string">
            <text:p>201.202.203.80</text:p>
          </table:table-cell>
          <table:table-cell office:value-type="float" office:value="1026">
            <text:p>1026</text:p>
          </table:table-cell>
          <table:table-cell office:value-type="float" office:value="80">
            <text:p>80</text:p>
          </table:table-cell>
          <table:table-cell office:value-type="string">
            <text:p>&gt;&gt;&gt;</text:p>
          </table:table-cell>
          <table:table-cell office:value-type="string">
            <text:p>200.9.21.100</text:p>
          </table:table-cell>
          <table:table-cell office:value-type="string">
            <text:p>200.9.23.102</text:p>
          </table:table-cell>
          <table:table-cell office:value-type="float" office:value="1026">
            <text:p>102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0.9.23.102</text:p>
          </table:table-cell>
          <table:table-cell office:value-type="string">
            <text:p>200.9.21.100</text:p>
          </table:table-cell>
          <table:table-cell office:value-type="float" office:value="80">
            <text:p>80</text:p>
          </table:table-cell>
          <table:table-cell office:value-type="float" office:value="1206">
            <text:p>1206</text:p>
          </table:table-cell>
          <table:table-cell office:value-type="string">
            <text:p>&lt;&lt;&lt;</text:p>
          </table:table-cell>
          <table:table-cell office:value-type="string">
            <text:p>201.202.203.80</text:p>
          </table:table-cell>
          <table:table-cell office:value-type="string">
            <text:p>200.9.21.100</text:p>
          </table:table-cell>
          <table:table-cell office:value-type="float" office:value="80">
            <text:p>80</text:p>
          </table:table-cell>
          <table:table-cell office:value-type="float" office:value="1026">
            <text:p>1026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12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3T11:56:40.06</meta:creation-date>
    <dc:date>2013-01-13T12:12:32.33</dc:date>
    <meta:editing-duration>PT15M52S</meta:editing-duration>
    <meta:editing-cycles>2</meta:editing-cycles>
    <meta:generator>OpenOffice.org/3.4.1$Win32 OpenOffice.org_project/341m1$Build-9593</meta:generator>
    <meta:document-statistic meta:table-count="3" meta:cell-count="89" meta:object-count="0"/>
  </office:meta>
</office:document-meta>
</file>